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382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2.822in"/>
    </style:style>
    <style:style style:name="co5" style:family="table-column">
      <style:table-column-properties fo:break-before="auto" style:column-width="0.5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  <style:style style:name="ce3" style:family="table-cell" style:parent-style-name="Default" style:data-style-name="N11"/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Default"/>
        <table:table-row table:style-name="ro1">
          <table:table-cell office:value-type="float" office:value="5421201">
            <text:p>5421201</text:p>
          </table:table-cell>
          <table:table-cell office:value-type="float" office:value="10000">
            <text:p>10000</text:p>
          </table:table-cell>
          <table:table-cell office:value-type="float" office:value="542.1201">
            <text:p>542.12</text:p>
          </table:table-cell>
          <table:table-cell office:value-type="string">
            <text:p>List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/>
          <table:table-cell table:style-name="ce3"/>
          <table:table-cell/>
          <table:table-cell table:formula="of:=MIN([.H2];[.H5];[.H8];[.H11];[.H14])" office:value-type="percentage" office:value="0.0503300495575932">
            <text:p>5.03%</text:p>
          </table:table-cell>
          <table:table-cell/>
        </table:table-row>
        <table:table-row table:style-name="ro1">
          <table:table-cell office:value-type="float" office:value="6430884">
            <text:p>6430884</text:p>
          </table:table-cell>
          <table:table-cell office:value-type="float" office:value="10000">
            <text:p>10000</text:p>
          </table:table-cell>
          <table:table-cell office:value-type="float" office:value="643.0884">
            <text:p>643.09</text:p>
          </table:table-cell>
          <table:table-cell office:value-type="string">
            <text:p>List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2]-[.C1])/[.C1]" office:value-type="percentage" office:value="0.186247106499095">
            <text:p>18.62%</text:p>
          </table:table-cell>
          <table:table-cell/>
          <table:table-cell table:formula="of:=AVERAGE([.H2];[.H5];[.H8];[.H11];[.H14])" office:value-type="percentage" office:value="0.148905084274545">
            <text:p>14.89%</text:p>
          </table:table-cell>
          <table:table-cell table:formula="of:=MIN([.H3];[.H6];[.H9];[.H12];[.H15])" office:value-type="percentage" office:value="0.14116438449805">
            <text:p>14.12%</text:p>
          </table:table-cell>
        </table:table-row>
        <table:table-row table:style-name="ro1">
          <table:table-cell office:value-type="float" office:value="8465814">
            <text:p>8465814</text:p>
          </table:table-cell>
          <table:table-cell office:value-type="float" office:value="10000">
            <text:p>10000</text:p>
          </table:table-cell>
          <table:table-cell office:value-type="float" office:value="846.5814">
            <text:p>846.58</text:p>
          </table:table-cell>
          <table:table-cell office:value-type="string">
            <text:p>ListCacheKeyGenerator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3]-[.C2])/[.C2]" office:value-type="percentage" office:value="0.316430835947282">
            <text:p>31.64%</text:p>
          </table:table-cell>
          <table:table-cell/>
          <table:table-cell table:style-name="ce4" table:formula="of:=MAX([.H2];[.H5];[.H8];[.H11];[.H14])" office:value-type="percentage" office:value="0.222290673866169">
            <text:p>22.23%</text:p>
          </table:table-cell>
          <table:table-cell table:formula="of:=AVERAGE([.H3];[.H6];[.H9];[.H12];[.H15])" office:value-type="percentage" office:value="0.64086317023575">
            <text:p>64.09%</text:p>
          </table:table-cell>
        </table:table-row>
        <table:table-row table:style-name="ro1">
          <table:table-cell office:value-type="float" office:value="5960412">
            <text:p>5960412</text:p>
          </table:table-cell>
          <table:table-cell office:value-type="float" office:value="10000">
            <text:p>10000</text:p>
          </table:table-cell>
          <table:table-cell office:value-type="float" office:value="596.0412">
            <text:p>596.04</text:p>
          </table:table-cell>
          <table:table-cell office:value-type="string">
            <text:p>String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/>
          <table:table-cell table:style-name="ce3"/>
          <table:table-cell table:number-columns-repeated="2"/>
          <table:table-cell table:style-name="ce4" table:formula="of:=MAX([.H3];[.H6];[.H9];[.H12];[.H15])" office:value-type="percentage" office:value="1.97174866952281">
            <text:p>197.17%</text:p>
          </table:table-cell>
        </table:table-row>
        <table:table-row table:style-name="ro1">
          <table:table-cell office:value-type="float" office:value="7285356">
            <text:p>7285356</text:p>
          </table:table-cell>
          <table:table-cell office:value-type="float" office:value="10000">
            <text:p>10000</text:p>
          </table:table-cell>
          <table:table-cell office:value-type="float" office:value="728.5356">
            <text:p>728.54</text:p>
          </table:table-cell>
          <table:table-cell office:value-type="string">
            <text:p>String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5]-[.C4])/[.C4]" office:value-type="percentage" office:value="0.222290673866169">
            <text:p>22.23%</text:p>
          </table:table-cell>
          <table:table-cell table:number-columns-repeated="3"/>
        </table:table-row>
        <table:table-row table:style-name="ro1">
          <table:table-cell office:value-type="float" office:value="21650247">
            <text:p>21650247</text:p>
          </table:table-cell>
          <table:table-cell office:value-type="float" office:value="10000">
            <text:p>10000</text:p>
          </table:table-cell>
          <table:table-cell office:value-type="float" office:value="2165.0247">
            <text:p>2165.02</text:p>
          </table:table-cell>
          <table:table-cell office:value-type="string">
            <text:p>StringCacheKeyGenerator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6]-[.C5])/[.C5]" office:value-type="percentage" office:value="1.97174866952281">
            <text:p>197.17%</text:p>
          </table:table-cell>
          <table:table-cell table:number-columns-repeated="3"/>
        </table:table-row>
        <table:table-row table:style-name="ro1">
          <table:table-cell office:value-type="float" office:value="5533413">
            <text:p>5533413</text:p>
          </table:table-cell>
          <table:table-cell office:value-type="float" office:value="10000">
            <text:p>10000</text:p>
          </table:table-cell>
          <table:table-cell office:value-type="float" office:value="553.3413">
            <text:p>553.34</text:p>
          </table:table-cell>
          <table:table-cell office:value-type="string">
            <text:p>MessageDigestCacheKeyGenerator_"MD5"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6144156">
            <text:p>6144156</text:p>
          </table:table-cell>
          <table:table-cell office:value-type="float" office:value="10000">
            <text:p>10000</text:p>
          </table:table-cell>
          <table:table-cell office:value-type="float" office:value="614.4156">
            <text:p>614.42</text:p>
          </table:table-cell>
          <table:table-cell office:value-type="string">
            <text:p>MessageDigestCacheKeyGenerator_"MD5"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8]-[.C7])/[.C7]" office:value-type="percentage" office:value="0.110373651849229">
            <text:p>11.04%</text:p>
          </table:table-cell>
          <table:table-cell table:number-columns-repeated="3"/>
        </table:table-row>
        <table:table-row table:style-name="ro1">
          <table:table-cell office:value-type="float" office:value="7011492">
            <text:p>7011492</text:p>
          </table:table-cell>
          <table:table-cell office:value-type="float" office:value="10000">
            <text:p>10000</text:p>
          </table:table-cell>
          <table:table-cell office:value-type="float" office:value="701.1492">
            <text:p>701.15</text:p>
          </table:table-cell>
          <table:table-cell office:value-type="string">
            <text:p>MessageDigestCacheKeyGenerator_"MD5"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9]-[.C8])/[.C8]" office:value-type="percentage" office:value="0.14116438449805">
            <text:p>14.12%</text:p>
          </table:table-cell>
          <table:table-cell table:number-columns-repeated="3"/>
        </table:table-row>
        <table:table-row table:style-name="ro1">
          <table:table-cell office:value-type="float" office:value="30822048">
            <text:p>30822048</text:p>
          </table:table-cell>
          <table:table-cell office:value-type="float" office:value="10000">
            <text:p>10000</text:p>
          </table:table-cell>
          <table:table-cell office:value-type="float" office:value="3082.2048">
            <text:p>3082.20</text:p>
          </table:table-cell>
          <table:table-cell office:value-type="string">
            <text:p>HashCode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36224658">
            <text:p>36224658</text:p>
          </table:table-cell>
          <table:table-cell office:value-type="float" office:value="10000">
            <text:p>10000</text:p>
          </table:table-cell>
          <table:table-cell office:value-type="float" office:value="3622.4658">
            <text:p>3622.47</text:p>
          </table:table-cell>
          <table:table-cell office:value-type="string">
            <text:p>HashCode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11]-[.C10])/[.C10]" office:value-type="percentage" office:value="0.175283939600639">
            <text:p>17.53%</text:p>
          </table:table-cell>
          <table:table-cell table:number-columns-repeated="3"/>
        </table:table-row>
        <table:table-row table:style-name="ro1">
          <table:table-cell office:value-type="float" office:value="54492090">
            <text:p>54492090</text:p>
          </table:table-cell>
          <table:table-cell office:value-type="float" office:value="10000">
            <text:p>10000</text:p>
          </table:table-cell>
          <table:table-cell office:value-type="float" office:value="5449.209">
            <text:p>5449.21</text:p>
          </table:table-cell>
          <table:table-cell office:value-type="string">
            <text:p>HashCodeCacheKeyGenerator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12]-[.C11])/[.C11]" office:value-type="percentage" office:value="0.504281696738172">
            <text:p>50.43%</text:p>
          </table:table-cell>
          <table:table-cell table:number-columns-repeated="3"/>
        </table:table-row>
        <table:table-row table:style-name="ro1">
          <table:table-cell office:value-type="float" office:value="299046">
            <text:p>299046</text:p>
          </table:table-cell>
          <table:table-cell office:value-type="float" office:value="10000">
            <text:p>10000</text:p>
          </table:table-cell>
          <table:table-cell office:value-type="float" office:value="29.9046">
            <text:p>29.90</text:p>
          </table:table-cell>
          <table:table-cell office:value-type="string">
            <text:p>ReflectionHashCode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314097">
            <text:p>314097</text:p>
          </table:table-cell>
          <table:table-cell office:value-type="float" office:value="10000">
            <text:p>10000</text:p>
          </table:table-cell>
          <table:table-cell office:value-type="float" office:value="31.4097">
            <text:p>31.41</text:p>
          </table:table-cell>
          <table:table-cell office:value-type="string">
            <text:p>ReflectionHashCode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14]-[.C13])/[.C13]" office:value-type="percentage" office:value="0.0503300495575932">
            <text:p>5.03%</text:p>
          </table:table-cell>
          <table:table-cell table:number-columns-repeated="3"/>
        </table:table-row>
        <table:table-row table:style-name="ro1">
          <table:table-cell office:value-type="float" office:value="399120">
            <text:p>399120</text:p>
          </table:table-cell>
          <table:table-cell office:value-type="float" office:value="10000">
            <text:p>10000</text:p>
          </table:table-cell>
          <table:table-cell office:value-type="float" office:value="39.912">
            <text:p>39.91</text:p>
          </table:table-cell>
          <table:table-cell office:value-type="string">
            <text:p>ReflectionHashCodeCacheKeyGenerator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15]-[.C14])/[.C14]" office:value-type="percentage" office:value="0.27069026447244">
            <text:p>27.07%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54492090">
            <text:p>54492090</text:p>
          </table:table-cell>
          <table:table-cell office:value-type="float" office:value="10000">
            <text:p>10000</text:p>
          </table:table-cell>
          <table:table-cell office:value-type="float" office:value="5449.209">
            <text:p>5449.21</text:p>
          </table:table-cell>
          <table:table-cell office:value-type="string">
            <text:p>HashCodeCacheKeyGenerator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20]-[.C21])/[.C21]" office:value-type="percentage" office:value="1.51692694314296">
            <text:p>151.69%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1650247">
            <text:p>21650247</text:p>
          </table:table-cell>
          <table:table-cell office:value-type="float" office:value="10000">
            <text:p>10000</text:p>
          </table:table-cell>
          <table:table-cell office:value-type="float" office:value="2165.0247">
            <text:p>2165.02</text:p>
          </table:table-cell>
          <table:table-cell office:value-type="string">
            <text:p>StringCacheKeyGenerator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21]-[.C22])/[.C22]" office:value-type="percentage" office:value="1.55737333704709">
            <text:p>155.74%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8465814">
            <text:p>8465814</text:p>
          </table:table-cell>
          <table:table-cell office:value-type="float" office:value="10000">
            <text:p>10000</text:p>
          </table:table-cell>
          <table:table-cell office:value-type="float" office:value="846.5814">
            <text:p>846.58</text:p>
          </table:table-cell>
          <table:table-cell office:value-type="string">
            <text:p>ListCacheKeyGenerator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22]-[.C23])/[.C23]" office:value-type="percentage" office:value="0.207419761728317">
            <text:p>20.74%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7011492">
            <text:p>7011492</text:p>
          </table:table-cell>
          <table:table-cell office:value-type="float" office:value="10000">
            <text:p>10000</text:p>
          </table:table-cell>
          <table:table-cell office:value-type="float" office:value="701.1492">
            <text:p>701.15</text:p>
          </table:table-cell>
          <table:table-cell office:value-type="string">
            <text:p>MessageDigestCacheKeyGenerator_"MD5"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23]-[.C24])/[.C24]" office:value-type="percentage" office:value="16.5673782321106">
            <text:p>1656.74%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99120">
            <text:p>399120</text:p>
          </table:table-cell>
          <table:table-cell office:value-type="float" office:value="10000">
            <text:p>10000</text:p>
          </table:table-cell>
          <table:table-cell office:value-type="float" office:value="39.912">
            <text:p>39.91</text:p>
          </table:table-cell>
          <table:table-cell office:value-type="string">
            <text:p>ReflectionHashCodeCacheKeyGenerator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36224658">
            <text:p>36224658</text:p>
          </table:table-cell>
          <table:table-cell office:value-type="float" office:value="10000">
            <text:p>10000</text:p>
          </table:table-cell>
          <table:table-cell office:value-type="float" office:value="3622.4658">
            <text:p>3622.47</text:p>
          </table:table-cell>
          <table:table-cell office:value-type="string">
            <text:p>HashCode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26]-[.C27])/[.C27]" office:value-type="percentage" office:value="3.97225640037357">
            <text:p>397.23%</text:p>
          </table:table-cell>
          <table:table-cell table:number-columns-repeated="3"/>
        </table:table-row>
        <table:table-row table:style-name="ro1">
          <table:table-cell office:value-type="float" office:value="7285356">
            <text:p>7285356</text:p>
          </table:table-cell>
          <table:table-cell office:value-type="float" office:value="10000">
            <text:p>10000</text:p>
          </table:table-cell>
          <table:table-cell office:value-type="float" office:value="728.5356">
            <text:p>728.54</text:p>
          </table:table-cell>
          <table:table-cell office:value-type="string">
            <text:p>String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27]-[.C28])/[.C28]" office:value-type="percentage" office:value="0.132870068873891">
            <text:p>13.29%</text:p>
          </table:table-cell>
          <table:table-cell table:number-columns-repeated="3"/>
        </table:table-row>
        <table:table-row table:style-name="ro1">
          <table:table-cell office:value-type="float" office:value="6430884">
            <text:p>6430884</text:p>
          </table:table-cell>
          <table:table-cell office:value-type="float" office:value="10000">
            <text:p>10000</text:p>
          </table:table-cell>
          <table:table-cell office:value-type="float" office:value="643.0884">
            <text:p>643.09</text:p>
          </table:table-cell>
          <table:table-cell office:value-type="string">
            <text:p>List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28]-[.C29])/[.C29]" office:value-type="percentage" office:value="0.0466667838511912">
            <text:p>4.67%</text:p>
          </table:table-cell>
          <table:table-cell table:number-columns-repeated="3"/>
        </table:table-row>
        <table:table-row table:style-name="ro1">
          <table:table-cell office:value-type="float" office:value="6144156">
            <text:p>6144156</text:p>
          </table:table-cell>
          <table:table-cell office:value-type="float" office:value="10000">
            <text:p>10000</text:p>
          </table:table-cell>
          <table:table-cell office:value-type="float" office:value="614.4156">
            <text:p>614.42</text:p>
          </table:table-cell>
          <table:table-cell office:value-type="string">
            <text:p>MessageDigestCacheKeyGenerator_"MD5"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/>
          <table:table-cell table:style-name="ce3" table:formula="of:=([.C29]-[.C30])/[.C30]" office:value-type="percentage" office:value="18.5613329640207">
            <text:p>1856.13%</text:p>
          </table:table-cell>
          <table:table-cell table:number-columns-repeated="3"/>
        </table:table-row>
        <table:table-row table:style-name="ro1">
          <table:table-cell office:value-type="float" office:value="314097">
            <text:p>314097</text:p>
          </table:table-cell>
          <table:table-cell office:value-type="float" office:value="10000">
            <text:p>10000</text:p>
          </table:table-cell>
          <table:table-cell office:value-type="float" office:value="31.4097">
            <text:p>31.41</text:p>
          </table:table-cell>
          <table:table-cell office:value-type="string">
            <text:p>ReflectionHashCode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30822048">
            <text:p>30822048</text:p>
          </table:table-cell>
          <table:table-cell office:value-type="float" office:value="10000">
            <text:p>10000</text:p>
          </table:table-cell>
          <table:table-cell office:value-type="float" office:value="3082.2048">
            <text:p>3082.20</text:p>
          </table:table-cell>
          <table:table-cell office:value-type="string">
            <text:p>HashCode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/>
          <table:table-cell table:style-name="ce3" table:formula="of:=([.C32]-[.C33])/[.C33]" office:value-type="percentage" office:value="4.17112709658326">
            <text:p>417.11%</text:p>
          </table:table-cell>
          <table:table-cell table:number-columns-repeated="3"/>
        </table:table-row>
        <table:table-row table:style-name="ro1">
          <table:table-cell office:value-type="float" office:value="5960412">
            <text:p>5960412</text:p>
          </table:table-cell>
          <table:table-cell office:value-type="float" office:value="10000">
            <text:p>10000</text:p>
          </table:table-cell>
          <table:table-cell office:value-type="float" office:value="596.0412">
            <text:p>596.04</text:p>
          </table:table-cell>
          <table:table-cell office:value-type="string">
            <text:p>String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/>
          <table:table-cell table:style-name="ce3" table:formula="of:=([.C33]-[.C34])/[.C34]" office:value-type="percentage" office:value="0.0771673829515345">
            <text:p>7.72%</text:p>
          </table:table-cell>
          <table:table-cell table:number-columns-repeated="3"/>
        </table:table-row>
        <table:table-row table:style-name="ro1">
          <table:table-cell office:value-type="float" office:value="5533413">
            <text:p>5533413</text:p>
          </table:table-cell>
          <table:table-cell office:value-type="float" office:value="10000">
            <text:p>10000</text:p>
          </table:table-cell>
          <table:table-cell office:value-type="float" office:value="553.3413">
            <text:p>553.34</text:p>
          </table:table-cell>
          <table:table-cell office:value-type="string">
            <text:p>MessageDigestCacheKeyGenerator_"MD5"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/>
          <table:table-cell table:style-name="ce3" table:formula="of:=([.C34]-[.C35])/[.C35]" office:value-type="percentage" office:value="0.0206987344686169">
            <text:p>2.07%</text:p>
          </table:table-cell>
          <table:table-cell table:number-columns-repeated="3"/>
        </table:table-row>
        <table:table-row table:style-name="ro1">
          <table:table-cell office:value-type="float" office:value="5421201">
            <text:p>5421201</text:p>
          </table:table-cell>
          <table:table-cell office:value-type="float" office:value="10000">
            <text:p>10000</text:p>
          </table:table-cell>
          <table:table-cell office:value-type="float" office:value="542.1201">
            <text:p>542.12</text:p>
          </table:table-cell>
          <table:table-cell office:value-type="string">
            <text:p>List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/>
          <table:table-cell table:style-name="ce3" table:formula="of:=([.C35]-[.C36])/[.C36]" office:value-type="percentage" office:value="17.1283180514035">
            <text:p>1712.83%</text:p>
          </table:table-cell>
          <table:table-cell table:number-columns-repeated="3"/>
        </table:table-row>
        <table:table-row table:style-name="ro1">
          <table:table-cell office:value-type="float" office:value="299046">
            <text:p>299046</text:p>
          </table:table-cell>
          <table:table-cell office:value-type="float" office:value="10000">
            <text:p>10000</text:p>
          </table:table-cell>
          <table:table-cell office:value-type="float" office:value="29.9046">
            <text:p>29.90</text:p>
          </table:table-cell>
          <table:table-cell office:value-type="string">
            <text:p>ReflectionHashCodeCacheKeyGenerator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database-ranges>
        <table:database-range table:target-range-address="Sheet3.A20:Sheet3.F36" table:contains-header="false">
          <table:sort>
            <table:sort-by table:field-number="4" table:data-type="automatic"/>
            <table:sort-by table:field-number="5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5">04/05/2010</text:date>, <text:time>13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c Dalquist</meta:initial-creator>
    <meta:creation-date>2010-04-01T15:54:29</meta:creation-date>
    <dc:date>2010-04-05T13:29:21</dc:date>
    <meta:editing-duration>PT01H02M30S</meta:editing-duration>
    <meta:editing-cycles>10</meta:editing-cycles>
    <meta:generator>OpenOffice.org/3.1$Unix OpenOffice.org_project/310m19$Build-9420</meta:generator>
    <dc:creator>Eric Dalquist</dc:creator>
    <meta:document-statistic meta:table-count="1" meta:cell-count="208" meta:object-count="0"/>
  </office:meta>
</office:document-meta>
</file>